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65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>
      <style:map style:condition="cell-content()&lt;[$Sheet1.$L$24]" style:apply-style-name="Good" style:base-cell-address="Sheet1.F24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1]" style:apply-style-name="Good" style:base-cell-address="Sheet1.F31"/>
    </style:style>
    <style:style style:name="ce72" style:family="table-cell" style:parent-style-name="Default">
      <style:map style:condition="cell-content()&lt;[$Sheet1.$L$36]" style:apply-style-name="Good" style:base-cell-address="Sheet1.F36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Accent" style:base-cell-address="Sheet1.F48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Good" style:base-cell-address="Sheet1.F49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0]" style:apply-style-name="Good" style:base-cell-address="Sheet1.F50"/>
    </style:style>
    <style:style style:name="ce86" style:family="table-cell" style:parent-style-name="Default">
      <style:map style:condition="cell-content()&lt;[$Sheet1.$L$51]" style:apply-style-name="Good" style:base-cell-address="Sheet1.F51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1]" style:apply-style-name="Accent" style:base-cell-address="Sheet1.F52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3]" style:apply-style-name="Accent" style:base-cell-address="Sheet1.F5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3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59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6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41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43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146" style:family="table-cell" style:parent-style-name="Default" style:data-style-name="N11">
      <style:map style:condition="cell-content()&lt;0" style:apply-style-name="Good" style:base-cell-address="Sheet1.I50"/>
      <style:map style:condition="cell-content()&gt;=0" style:apply-style-name="Bad" style:base-cell-address="Sheet1.I50"/>
    </style:style>
    <style:style style:name="ce147" style:family="table-cell" style:parent-style-name="Default" style:data-style-name="N11">
      <style:map style:condition="cell-content()&lt;0" style:apply-style-name="Good" style:base-cell-address="Sheet1.I51"/>
      <style:map style:condition="cell-content()&gt;=0" style:apply-style-name="Bad" style:base-cell-address="Sheet1.I51"/>
    </style:style>
    <style:style style:name="ce148" style:family="table-cell" style:parent-style-name="Default" style:data-style-name="N11">
      <style:map style:condition="cell-content()&lt;0" style:apply-style-name="Good" style:base-cell-address="Sheet1.I52"/>
      <style:map style:condition="cell-content()&gt;=0" style:apply-style-name="Bad" style:base-cell-address="Sheet1.I52"/>
    </style:style>
    <style:style style:name="ce149" style:family="table-cell" style:parent-style-name="Default" style:data-style-name="N11">
      <style:map style:condition="cell-content()&lt;0" style:apply-style-name="Good" style:base-cell-address="Sheet1.I53"/>
      <style:map style:condition="cell-content()&gt;=0" style:apply-style-name="Bad" style:base-cell-address="Sheet1.I5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98" style:family="table-cell" style:parent-style-name="Default" style:data-style-name="N121">
      <style:map style:condition="cell-content()&gt;[.E20]*1.25" style:apply-style-name="Good" style:base-cell-address="Sheet1.J20"/>
    </style:style>
    <style:style style:name="ce181" style:family="table-cell" style:parent-style-name="Default" style:data-style-name="N121">
      <style:map style:condition="cell-content()&gt;[.E21]*1.25" style:apply-style-name="Good" style:base-cell-address="Sheet1.J21"/>
    </style:style>
    <style:style style:name="ce161" style:family="table-cell" style:parent-style-name="Default" style:data-style-name="N121">
      <style:map style:condition="cell-content()&gt;[.E22]*1.25" style:apply-style-name="Good" style:base-cell-address="Sheet1.J22"/>
    </style:style>
    <style:style style:name="ce155" style:family="table-cell" style:parent-style-name="Default" style:data-style-name="N121">
      <style:map style:condition="cell-content()&gt;[.E23]*1.25" style:apply-style-name="Good" style:base-cell-address="Sheet1.J23"/>
    </style:style>
    <style:style style:name="ce182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97" style:family="table-cell" style:parent-style-name="Default" style:data-style-name="N121">
      <style:map style:condition="cell-content()&gt;[.E26]*1.25" style:apply-style-name="Good" style:base-cell-address="Sheet1.J26"/>
    </style:style>
    <style:style style:name="ce169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1" style:family="table-cell" style:parent-style-name="Default" style:data-style-name="N121">
      <style:map style:condition="cell-content()&gt;[.E31]*1.25" style:apply-style-name="Good" style:base-cell-address="Sheet1.J31"/>
    </style:style>
    <style:style style:name="ce237" style:family="table-cell" style:parent-style-name="Default" style:data-style-name="N121">
      <style:map style:condition="cell-content()&gt;[.E33]*1.25" style:apply-style-name="Good" style:base-cell-address="Sheet1.J33"/>
    </style:style>
    <style:style style:name="ce238" style:family="table-cell" style:parent-style-name="Default" style:data-style-name="N121">
      <style:map style:condition="cell-content()&gt;[.E34]*1.25" style:apply-style-name="Good" style:base-cell-address="Sheet1.J34"/>
    </style:style>
    <style:style style:name="ce201" style:family="table-cell" style:parent-style-name="Default" style:data-style-name="N121">
      <style:map style:condition="cell-content()&gt;[.E48]*1.25" style:apply-style-name="Good" style:base-cell-address="Sheet1.J48"/>
    </style:style>
    <style:style style:name="ce202" style:family="table-cell" style:parent-style-name="Default" style:data-style-name="N121">
      <style:map style:condition="cell-content()&gt;#REF!*1.25" style:apply-style-name="Good" style:base-cell-address="Sheet1.J49"/>
    </style:style>
    <style:style style:name="ce203" style:family="table-cell" style:parent-style-name="Default" style:data-style-name="N121">
      <style:map style:condition="cell-content()&gt;[.E50]*1.25" style:apply-style-name="Good" style:base-cell-address="Sheet1.J50"/>
    </style:style>
    <style:style style:name="ce204" style:family="table-cell" style:parent-style-name="Default" style:data-style-name="N121">
      <style:map style:condition="cell-content()&gt;[.E51]*1.25" style:apply-style-name="Good" style:base-cell-address="Sheet1.J51"/>
    </style:style>
    <style:style style:name="ce205" style:family="table-cell" style:parent-style-name="Default" style:data-style-name="N121">
      <style:map style:condition="cell-content()&gt;[.E52]*1.25" style:apply-style-name="Good" style:base-cell-address="Sheet1.J52"/>
    </style:style>
    <style:style style:name="ce206" style:family="table-cell" style:parent-style-name="Default" style:data-style-name="N121">
      <style:map style:condition="cell-content()&gt;[.E53]*1.25" style:apply-style-name="Good" style:base-cell-address="Sheet1.J5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78" style:family="table-cell" style:parent-style-name="Default" style:data-style-name="N121">
      <style:map style:condition="cell-content()&gt;0" style:apply-style-name="Bad" style:base-cell-address="Sheet1.K20"/>
    </style:style>
    <style:style style:name="ce226" style:family="table-cell" style:parent-style-name="Default" style:data-style-name="N121">
      <style:map style:condition="cell-content()&gt;0" style:apply-style-name="Bad" style:base-cell-address="Sheet1.K21"/>
    </style:style>
    <style:style style:name="ce228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27" style:family="table-cell" style:parent-style-name="Default" style:data-style-name="N121">
      <style:map style:condition="cell-content()&gt;0" style:apply-style-name="Bad" style:base-cell-address="Sheet1.K24"/>
    </style:style>
    <style:style style:name="ce229" style:family="table-cell" style:parent-style-name="Default" style:data-style-name="N121">
      <style:map style:condition="cell-content()&gt;0" style:apply-style-name="Bad" style:base-cell-address="Sheet1.K25"/>
    </style:style>
    <style:style style:name="ce270" style:family="table-cell" style:parent-style-name="Default" style:data-style-name="N121">
      <style:map style:condition="cell-content()&gt;0" style:apply-style-name="Bad" style:base-cell-address="Sheet1.K26"/>
    </style:style>
    <style:style style:name="ce240" style:family="table-cell" style:parent-style-name="Default" style:data-style-name="N121">
      <style:map style:condition="cell-content()&gt;0" style:apply-style-name="Bad" style:base-cell-address="Sheet1.K27"/>
    </style:style>
    <style:style style:name="ce230" style:family="table-cell" style:parent-style-name="Default" style:data-style-name="N121">
      <style:map style:condition="cell-content()&gt;0" style:apply-style-name="Bad" style:base-cell-address="Sheet1.K28"/>
    </style:style>
    <style:style style:name="ce231" style:family="table-cell" style:parent-style-name="Default" style:data-style-name="N121">
      <style:map style:condition="cell-content()&gt;0" style:apply-style-name="Bad" style:base-cell-address="Sheet1.K29"/>
    </style:style>
    <style:style style:name="ce235" style:family="table-cell" style:parent-style-name="Default" style:data-style-name="N121">
      <style:map style:condition="cell-content()&gt;0" style:apply-style-name="Bad" style:base-cell-address="Sheet1.K30"/>
    </style:style>
    <style:style style:name="ce236" style:family="table-cell" style:parent-style-name="Default" style:data-style-name="N121">
      <style:map style:condition="cell-content()&gt;0" style:apply-style-name="Bad" style:base-cell-address="Sheet1.K31"/>
    </style:style>
    <style:style style:name="ce295" style:family="table-cell" style:parent-style-name="Default" style:data-style-name="N121">
      <style:map style:condition="cell-content()&gt;0" style:apply-style-name="Bad" style:base-cell-address="Sheet1.K33"/>
    </style:style>
    <style:style style:name="ce296" style:family="table-cell" style:parent-style-name="Default" style:data-style-name="N121">
      <style:map style:condition="cell-content()&gt;0" style:apply-style-name="Bad" style:base-cell-address="Sheet1.K34"/>
    </style:style>
    <style:style style:name="ce272" style:family="table-cell" style:parent-style-name="Default" style:data-style-name="N121">
      <style:map style:condition="cell-content()&gt;0" style:apply-style-name="Bad" style:base-cell-address="Sheet1.K48"/>
    </style:style>
    <style:style style:name="ce273" style:family="table-cell" style:parent-style-name="Default" style:data-style-name="N121">
      <style:map style:condition="cell-content()&gt;0" style:apply-style-name="Bad" style:base-cell-address="Sheet1.K49"/>
    </style:style>
    <style:style style:name="ce274" style:family="table-cell" style:parent-style-name="Default" style:data-style-name="N121">
      <style:map style:condition="cell-content()&gt;0" style:apply-style-name="Bad" style:base-cell-address="Sheet1.K50"/>
    </style:style>
    <style:style style:name="ce280" style:family="table-cell" style:parent-style-name="Default" style:data-style-name="N121">
      <style:map style:condition="cell-content()&gt;0" style:apply-style-name="Bad" style:base-cell-address="Sheet1.K51"/>
    </style:style>
    <style:style style:name="ce281" style:family="table-cell" style:parent-style-name="Default" style:data-style-name="N121">
      <style:map style:condition="cell-content()&gt;0" style:apply-style-name="Bad" style:base-cell-address="Sheet1.K52"/>
    </style:style>
    <style:style style:name="ce282" style:family="table-cell" style:parent-style-name="Default" style:data-style-name="N121">
      <style:map style:condition="cell-content()&gt;0" style:apply-style-name="Bad" style:base-cell-address="Sheet1.K5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2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5"/>
    </style:style>
    <style:style style:name="ce286" style:family="table-cell" style:parent-style-name="Default" style:data-style-name="N121">
      <style:map style:condition="cell-content()&gt;0" style:apply-style-name="Bad" style:base-cell-address="Sheet1.L27"/>
    </style:style>
    <style:style style:name="ce263" style:family="table-cell" style:parent-style-name="Default" style:data-style-name="N121">
      <style:map style:condition="cell-content()&gt;0" style:apply-style-name="Bad" style:base-cell-address="Sheet1.L28"/>
    </style:style>
    <style:style style:name="ce264" style:family="table-cell" style:parent-style-name="Default" style:data-style-name="N121">
      <style:map style:condition="cell-content()&gt;0" style:apply-style-name="Bad" style:base-cell-address="Sheet1.L29"/>
    </style:style>
    <style:style style:name="ce265" style:family="table-cell" style:parent-style-name="Default" style:data-style-name="N121">
      <style:map style:condition="cell-content()&gt;0" style:apply-style-name="Bad" style:base-cell-address="Sheet1.L30"/>
    </style:style>
    <style:style style:name="ce266" style:family="table-cell" style:parent-style-name="Default" style:data-style-name="N121">
      <style:map style:condition="cell-content()&gt;0" style:apply-style-name="Bad" style:base-cell-address="Sheet1.L31"/>
    </style:style>
    <style:style style:name="ce304" style:family="table-cell" style:parent-style-name="Default" style:data-style-name="N121">
      <style:map style:condition="cell-content()&gt;0" style:apply-style-name="Bad" style:base-cell-address="Sheet1.L32"/>
    </style:style>
    <style:style style:name="ce310" style:family="table-cell" style:parent-style-name="Default" style:data-style-name="N121">
      <style:map style:condition="cell-content()&gt;0" style:apply-style-name="Bad" style:base-cell-address="Sheet1.L32"/>
    </style:style>
    <style:style style:name="ce305" style:family="table-cell" style:parent-style-name="Default" style:data-style-name="N121">
      <style:map style:condition="cell-content()&gt;0" style:apply-style-name="Bad" style:base-cell-address="Sheet1.L48"/>
    </style:style>
    <style:style style:name="ce306" style:family="table-cell" style:parent-style-name="Default" style:data-style-name="N121">
      <style:map style:condition="cell-content()&gt;0" style:apply-style-name="Bad" style:base-cell-address="Sheet1.L49"/>
    </style:style>
    <style:style style:name="ce307" style:family="table-cell" style:parent-style-name="Default" style:data-style-name="N121">
      <style:map style:condition="cell-content()&gt;0" style:apply-style-name="Bad" style:base-cell-address="Sheet1.L50"/>
    </style:style>
    <style:style style:name="ce314" style:family="table-cell" style:parent-style-name="Default" style:data-style-name="N121">
      <style:map style:condition="cell-content()&gt;0" style:apply-style-name="Bad" style:base-cell-address="Sheet1.L51"/>
    </style:style>
    <style:style style:name="ce309" style:family="table-cell" style:parent-style-name="Default" style:data-style-name="N121">
      <style:map style:condition="cell-content()&gt;0" style:apply-style-name="Bad" style:base-cell-address="Sheet1.L52"/>
    </style:style>
    <style:style style:name="ce308" style:family="table-cell" style:parent-style-name="Default" style:data-style-name="N121">
      <style:map style:condition="cell-content()&gt;0" style:apply-style-name="Bad" style:base-cell-address="Sheet1.L5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30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17" calcext:value-type="float">
            <text:p>2.617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26" office:value-type="float" office:value="166.01" calcext:value-type="float">
            <text:p>166.01</text:p>
          </table:table-cell>
          <table:table-cell table:style-name="ce22" office:value-type="percentage" office:value="0.9652" calcext:value-type="percentage">
            <text:p>96.52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823" calcext:value-type="float" table:number-columns-spanned="5" table:number-rows-spanned="1">
            <text:p>2.8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29" calcext:value-type="percentage" table:number-columns-spanned="5" table:number-rows-spanned="1">
            <text:p>0.2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office:value-type="percentage" office:value="0.1926" calcext:value-type="percentage" table:number-columns-spanned="1" table:number-rows-spanned="3">
            <text:p>19.26%</text:p>
          </table:table-cell>
          <table:table-cell office:value-type="string" calcext:value-type="string">
            <text:p>洋河股份F</text:p>
          </table:table-cell>
          <table:table-cell office:value-type="percentage" office:value="0.1133" calcext:value-type="percentage">
            <text:p>11.33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6.4" calcext:value-type="float">
            <text:p>216.400</text:p>
          </table:table-cell>
          <table:table-cell office:value-type="float" office:value="43.94" calcext:value-type="float">
            <text:p>43.94</text:p>
          </table:table-cell>
          <table:table-cell office:value-type="float" office:value="3261" calcext:value-type="float">
            <text:p>3261.00</text:p>
          </table:table-cell>
          <table:table-cell table:style-name="ce42" table:formula="of:=IF([.E6]&gt;0;[.F6]/[.E6]-1.0014;([.F6]-[.E6]))" office:value-type="percentage" office:value="1.11962797326172" calcext:value-type="percentage">
            <text:p>111.9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6.4" calcext:value-type="float">
            <text:p>216.400</text:p>
          </table:table-cell>
          <table:table-cell office:value-type="float" office:value="43.94" calcext:value-type="float">
            <text:p>43.94</text:p>
          </table:table-cell>
          <table:table-cell office:value-type="float" office:value="3261" calcext:value-type="float">
            <text:p>3261.00</text:p>
          </table:table-cell>
          <table:table-cell table:style-name="ce43" table:formula="of:=IF([.E7]&gt;0;[.F7]/[.E7]-1.0014;([.F7]-[.E7]))" office:value-type="percentage" office:value="1.17915037736419" calcext:value-type="percentage">
            <text:p>117.9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3">
          <table:covered-table-cell table:style-name="ce6"/>
          <table:covered-table-cell table:style-name="ce13"/>
          <table:table-cell office:value-type="string" calcext:value-type="string">
            <text:p>洋河股份D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216.4" calcext:value-type="float">
            <text:p>216.400</text:p>
          </table:table-cell>
          <table:table-cell office:value-type="float" office:value="43.94" calcext:value-type="float">
            <text:p>43.94</text:p>
          </table:table-cell>
          <table:table-cell office:value-type="float" office:value="3261" calcext:value-type="float">
            <text:p>3261.00</text:p>
          </table:table-cell>
          <table:table-cell table:style-name="ce99" table:formula="of:=IF([.E8]&gt;0;[.F8]/[.E8]-1.0014;([.F8]-[.E8]))" office:value-type="percentage" office:value="0.128933040825707" calcext:value-type="percentage">
            <text:p>12.89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5" calcext:value-type="percentage">
            <text:p>1.55%</text:p>
          </table:table-cell>
          <table:table-cell office:value-type="string" calcext:value-type="string">
            <text:p>路劲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16" calcext:value-type="float">
            <text:p>10.16</text:p>
          </table:table-cell>
          <table:table-cell office:value-type="float" office:value="2.94" calcext:value-type="float">
            <text:p>2.94</text:p>
          </table:table-cell>
          <table:table-cell office:value-type="float" office:value="76.13" calcext:value-type="float">
            <text:p>76.13</text:p>
          </table:table-cell>
          <table:table-cell table:style-name="ce120" table:formula="of:=IF([.E9]&gt;0;[.F9]/[.E9]-1.0014;([.F9]-[.E9]))" office:value-type="percentage" office:value="0.0357580236831361" calcext:value-type="percentage">
            <text:p>3.58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office:value-type="percentage" office:value="0.08" calcext:value-type="percentage" table:number-columns-spanned="1" table:number-rows-spanned="4">
            <text:p>8.00%</text:p>
          </table:table-cell>
          <table:table-cell office:value-type="string" calcext:value-type="string">
            <text:p>民生银行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5" calcext:value-type="float">
            <text:p>5.250</text:p>
          </table:table-cell>
          <table:table-cell office:value-type="float" office:value="5.04" calcext:value-type="float">
            <text:p>5.04</text:p>
          </table:table-cell>
          <table:table-cell office:value-type="float" office:value="2298" calcext:value-type="float">
            <text:p>2298.00</text:p>
          </table:table-cell>
          <table:table-cell table:style-name="ce121" table:formula="of:=IF([.E10]&gt;0;[.F10]/[.E10]-1.0014;([.F10]-[.E10]))" office:value-type="percentage" office:value="-0.175928301886793" calcext:value-type="percentage">
            <text:p>-17.59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5.2" calcext:value-type="float">
            <text:p>55.200</text:p>
          </table:table-cell>
          <table:table-cell office:value-type="float" office:value="15.09" calcext:value-type="float">
            <text:p>15.09</text:p>
          </table:table-cell>
          <table:table-cell office:value-type="float" office:value="13900" calcext:value-type="float">
            <text:p>13900.00</text:p>
          </table:table-cell>
          <table:table-cell table:style-name="ce121" table:formula="of:=IF([.E11]&gt;0;[.F11]/[.E11]-1.0014;([.F11]-[.E11]))" office:value-type="percentage" office:value="1.23477581527243" calcext:value-type="percentage">
            <text:p>123.48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6" calcext:value-type="float">
            <text:p>2.860</text:p>
          </table:table-cell>
          <table:table-cell office:value-type="float" office:value="4.42" calcext:value-type="float">
            <text:p>4.42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2]&gt;0;[.F12]/[.E12]-1.0014;([.F12]-[.E12]))" office:value-type="percentage" office:value="-0.0121229332410931" calcext:value-type="percentage">
            <text:p>-1.21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85" calcext:value-type="float">
            <text:p>23.850</text:p>
          </table:table-cell>
          <table:table-cell office:value-type="float" office:value="16" calcext:value-type="float">
            <text:p>16.00</text:p>
          </table:table-cell>
          <table:table-cell office:value-type="float" office:value="4628" calcext:value-type="float">
            <text:p>4628.00</text:p>
          </table:table-cell>
          <table:table-cell table:style-name="ce121" table:formula="of:=IF([.E13]&gt;0;[.F13]/[.E13]-1.0014;([.F13]-[.E13]))" office:value-type="percentage" office:value="1.42090347349177" calcext:value-type="percentage">
            <text:p>142.09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office:value-type="percentage" office:value="0.0534" calcext:value-type="percentage" table:number-columns-spanned="1" table:number-rows-spanned="3">
            <text:p>5.34%</text:p>
          </table:table-cell>
          <table:table-cell office:value-type="string" calcext:value-type="string">
            <text:p>中国平安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4.2" calcext:value-type="float">
            <text:p>84.200</text:p>
          </table:table-cell>
          <table:table-cell office:value-type="float" office:value="10.76" calcext:value-type="float">
            <text:p>10.76</text:p>
          </table:table-cell>
          <table:table-cell office:value-type="float" office:value="15300" calcext:value-type="float">
            <text:p>15300.00</text:p>
          </table:table-cell>
          <table:table-cell table:style-name="ce123" table:formula="of:=IF([.E14]&gt;0;[.F14]/[.E14]-1.0014;([.F14]-[.E14]))" office:value-type="percentage" office:value="0.347526626081384" calcext:value-type="percentage">
            <text:p>34.75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4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5.5" calcext:value-type="float">
            <text:p>95.500</text:p>
          </table:table-cell>
          <table:table-cell office:value-type="float" office:value="10.24" calcext:value-type="float">
            <text:p>10.24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134017905124242" calcext:value-type="percentage">
            <text:p>13.40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2.1" calcext:value-type="float">
            <text:p>32.100</text:p>
          </table:table-cell>
          <table:table-cell office:value-type="float" office:value="6.86" calcext:value-type="float">
            <text:p>6.86</text:p>
          </table:table-cell>
          <table:table-cell office:value-type="float" office:value="1001.4" calcext:value-type="float">
            <text:p>1001.40</text:p>
          </table:table-cell>
          <table:table-cell table:style-name="ce126" table:formula="of:=IF([.E16]&gt;0;[.F16]/[.E16]-1.0014;([.F16]-[.E16]))" office:value-type="percentage" office:value="-0.128310732742208" calcext:value-type="percentage">
            <text:p>-12.83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46" calcext:value-type="percentage">
            <text:p>6.46%</text:p>
          </table:table-cell>
          <table:table-cell office:value-type="string" calcext:value-type="string">
            <text:p>腾讯控股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741" calcext:value-type="float">
            <text:p>741.000</text:p>
          </table:table-cell>
          <table:table-cell office:value-type="float" office:value="50.87" calcext:value-type="float">
            <text:p>50.87</text:p>
          </table:table-cell>
          <table:table-cell office:value-type="float" office:value="71000" calcext:value-type="float">
            <text:p>71000.00</text:p>
          </table:table-cell>
          <table:table-cell table:style-name="ce127" table:formula="of:=IF([.E17]&gt;0;[.F17]/[.E17]-1.0014;([.F17]-[.E17]))" office:value-type="percentage" office:value="0.93325007897863" calcext:value-type="percentage">
            <text:p>93.33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688.23" calcext:value-type="float">
            <text:p>688.23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office:value-type="percentage" office:value="0.0645" calcext:value-type="percentage" table:number-columns-spanned="1" table:number-rows-spanned="2">
            <text:p>6.45%</text:p>
          </table:table-cell>
          <table:table-cell office:value-type="string" calcext:value-type="string">
            <text:p>分众传媒L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2.33" calcext:value-type="float">
            <text:p>12.330</text:p>
          </table:table-cell>
          <table:table-cell office:value-type="float" office:value="66.6" calcext:value-type="float">
            <text:p>66.60</text:p>
          </table:table-cell>
          <table:table-cell office:value-type="float" office:value="1809" calcext:value-type="float">
            <text:p>1809.00</text:p>
          </table:table-cell>
          <table:table-cell table:style-name="ce128" table:formula="of:=IF([.E18]&gt;0;[.F18]/[.E18]-1.0014;([.F18]-[.E18]))" office:value-type="percentage" office:value="1.14743234576508" calcext:value-type="percentage">
            <text:p>114.74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4.0087890625" calcext:value-type="float">
            <text:p>14.009</text:p>
          </table:table-cell>
          <table:table-cell table:style-name="ce224" table:formula="of:=IF([.F18]&lt;[.E18]*1.25; 0; [.J18]/1.25*0.92)" office:value-type="float" office:value="10.31046875" calcext:value-type="float">
            <text:p>10.310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2.33" calcext:value-type="float">
            <text:p>12.330</text:p>
          </table:table-cell>
          <table:table-cell office:value-type="float" office:value="66.6" calcext:value-type="float">
            <text:p>66.60</text:p>
          </table:table-cell>
          <table:table-cell office:value-type="float" office:value="1809" calcext:value-type="float">
            <text:p>1809.00</text:p>
          </table:table-cell>
          <table:table-cell table:style-name="ce129" table:formula="of:=IF([.E19]&gt;0;[.F19]/[.E19]-1.0014;([.F19]-[.E19]))" office:value-type="percentage" office:value="1.31583360270626" calcext:value-type="percentage">
            <text:p>131.58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office:value-type="percentage" office:value="0.0249" calcext:value-type="percentage">
            <text:p>2.49%</text:p>
          </table:table-cell>
          <table:table-cell office:value-type="string" calcext:value-type="string">
            <text:p>恒生ETF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87" calcext:value-type="float">
            <text:p>1.587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-</text:p>
          </table:table-cell>
          <table:table-cell table:style-name="ce125" table:formula="of:=IF([.E20]&gt;0;[.F20]/[.E20]-1.0014;([.F20]-[.E20]))" office:value-type="percentage" office:value="-0.00140000000000007" calcext:value-type="percentage">
            <text:p>-0.14%</text:p>
          </table:table-cell>
          <table:table-cell table:style-name="ce19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78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office:value-type="percentage" office:value="0.0352" calcext:value-type="percentage" table:number-columns-spanned="1" table:number-rows-spanned="2">
            <text:p>3.52%</text:p>
          </table:table-cell>
          <table:table-cell office:value-type="string" calcext:value-type="string">
            <text:p>皖通高速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12" calcext:value-type="float">
            <text:p>6.12</text:p>
          </table:table-cell>
          <table:table-cell office:value-type="float" office:value="13.84" calcext:value-type="float">
            <text:p>13.84</text:p>
          </table:table-cell>
          <table:table-cell office:value-type="float" office:value="96.69" calcext:value-type="float">
            <text:p>96.69</text:p>
          </table:table-cell>
          <table:table-cell table:style-name="ce130" table:formula="of:=IF([.E21]&gt;0;[.F21]/[.E21]-1.0014;([.F21]-[.E21]))" office:value-type="percentage" office:value="0.0570572812175718" calcext:value-type="percentage">
            <text:p>5.71%</text:p>
          </table:table-cell>
          <table:table-cell table:style-name="ce1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275" calcext:value-type="float">
            <text:p>7.228</text:p>
          </table:table-cell>
          <table:table-cell table:style-name="ce226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<text:s/>上海机场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60.94" calcext:value-type="float">
            <text:p>60.94</text:p>
          </table:table-cell>
          <table:table-cell office:value-type="float" office:value="393.71" calcext:value-type="float">
            <text:p>393.71</text:p>
          </table:table-cell>
          <table:table-cell office:value-type="float" office:value="1174" calcext:value-type="float">
            <text:p>1174.00</text:p>
          </table:table-cell>
          <table:table-cell table:style-name="ce109" table:formula="of:=IF([.E22]&gt;0;[.F22]/[.E22]-1.0014;([.F22]-[.E22]))" office:value-type="percentage" office:value="-0.146329773113135" calcext:value-type="percentage">
            <text:p>-14.63%</text:p>
          </table:table-cell>
          <table:table-cell table:style-name="ce16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08625" calcext:value-type="float">
            <text:p>89.086</text:p>
          </table:table-cell>
          <table:table-cell table:style-name="ce228" table:formula="of:=IF([.F22]&lt;[.E22]*1.25; 0; [.J22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274" calcext:value-type="percentage">
            <text:p>2.7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14" calcext:value-type="float">
            <text:p>3.14</text:p>
          </table:table-cell>
          <table:table-cell office:value-type="float" office:value="7.11" calcext:value-type="float">
            <text:p>7.11</text:p>
          </table:table-cell>
          <table:table-cell office:value-type="float" office:value="314.7" calcext:value-type="float">
            <text:p>314.70</text:p>
          </table:table-cell>
          <table:table-cell table:style-name="ce107" table:formula="of:=IF([.E23]&gt;0;[.F23]/[.E23]-1.0014;([.F23]-[.E23]))" office:value-type="percentage" office:value="0.021401302931596" calcext:value-type="percentage">
            <text:p>2.14%</text:p>
          </table:table-cell>
          <table:table-cell table:style-name="ce155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8375" calcext:value-type="float">
            <text:p>3.838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73" calcext:value-type="percentage">
            <text:p>1.73%</text:p>
          </table:table-cell>
          <table:table-cell office:value-type="string" calcext:value-type="string">
            <text:p>伟星股份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62" calcext:value-type="float">
            <text:p>6.62</text:p>
          </table:table-cell>
          <table:table-cell office:value-type="float" office:value="14.42" calcext:value-type="float">
            <text:p>14.42</text:p>
          </table:table-cell>
          <table:table-cell office:value-type="float" office:value="51.36" calcext:value-type="float">
            <text:p>51.36</text:p>
          </table:table-cell>
          <table:table-cell table:style-name="ce131" table:formula="of:=IF([.E24]&gt;0;[.F24]/[.E24]-1.0014;([.F24]-[.E24]))" office:value-type="percentage" office:value="0.0278288557213928" calcext:value-type="percentage">
            <text:p>2.78%</text:p>
          </table:table-cell>
          <table:table-cell table:style-name="ce18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.04" calcext:value-type="float">
            <text:p>8.040</text:p>
          </table:table-cell>
          <table:table-cell table:style-name="ce227" table:formula="of:=IF([.F24]&lt;[.E24]*1.25; 0; [.J24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office:value-type="percentage" office:value="0.0386" calcext:value-type="percentage" table:number-columns-spanned="1" table:number-rows-spanned="2">
            <text:p>3.86%</text:p>
          </table:table-cell>
          <table:table-cell office:value-type="string" calcext:value-type="string">
            <text:p>美的集团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97.99" calcext:value-type="float">
            <text:p>97.99</text:p>
          </table:table-cell>
          <table:table-cell office:value-type="float" office:value="27.69" calcext:value-type="float">
            <text:p>27.69</text:p>
          </table:table-cell>
          <table:table-cell office:value-type="float" office:value="6898" calcext:value-type="float">
            <text:p>6898.00</text:p>
          </table:table-cell>
          <table:table-cell table:style-name="ce132" table:formula="of:=IF([.E25]&gt;0;[.F25]/[.E25]-1.0014;([.F25]-[.E25]))" office:value-type="percentage" office:value="1.25082947503907" calcext:value-type="percentage">
            <text:p>125.08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6.220703125" calcext:value-type="float">
            <text:p>106.221</text:p>
          </table:table-cell>
          <table:table-cell table:style-name="ce229" table:formula="of:=IF([.F25]&lt;[.E25]*1.25; 0; [.J25]/1.25*0.92)" office:value-type="float" office:value="78.1784375" calcext:value-type="float">
            <text:p>78.178</text:p>
          </table:table-cell>
          <table:table-cell table:style-name="ce262" office:value-type="float" office:value="97.723" calcext:value-type="float">
            <text:p>97.723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思摩尔国际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287.56" calcext:value-type="float">
            <text:p>287.56</text:p>
          </table:table-cell>
          <table:table-cell office:value-type="float" office:value="4216.7" calcext:value-type="float">
            <text:p>4216.70</text:p>
          </table:table-cell>
          <table:table-cell table:style-name="ce140" table:formula="of:=IF([.E26]&gt;0;[.F26]/[.E26]-1.0014;([.F26]-[.E26]))" office:value-type="percentage" office:value="-0.00560757363253861" calcext:value-type="percentage">
            <text:p>-0.56%</text:p>
          </table:table-cell>
          <table:table-cell table:style-name="ce19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9.125" calcext:value-type="float">
            <text:p>89.125</text:p>
          </table:table-cell>
          <table:table-cell table:style-name="ce270" table:formula="of:=IF([.F26]&lt;[.E26]*1.25; 0; [.J2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5" calcext:value-type="percentage">
            <text:p>1.50%</text:p>
          </table:table-cell>
          <table:table-cell office:value-type="string" calcext:value-type="string">
            <text:p>生物股份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4.93" calcext:value-type="float">
            <text:p>24.93</text:p>
          </table:table-cell>
          <table:table-cell office:value-type="float" office:value="104.64" calcext:value-type="float">
            <text:p>104.64</text:p>
          </table:table-cell>
          <table:table-cell office:value-type="float" office:value="280.7" calcext:value-type="float">
            <text:p>280.70</text:p>
          </table:table-cell>
          <table:table-cell table:style-name="ce114" table:formula="of:=IF([.E27]&gt;0;[.F27]/[.E27]-1.0014;([.F27]-[.E27]))" office:value-type="percentage" office:value="0.163226740166309" calcext:value-type="percentage">
            <text:p>16.32%</text:p>
          </table:table-cell>
          <table:table-cell table:style-name="ce16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6.7575" calcext:value-type="float">
            <text:p>26.758</text:p>
          </table:table-cell>
          <table:table-cell table:style-name="ce240" table:formula="of:=IF([.F27]&lt;[.E27]*1.25; 0; [.J2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86" calcext:value-type="percentage">
            <text:p>0.86%</text:p>
          </table:table-cell>
          <table:table-cell office:value-type="string" calcext:value-type="string">
            <text:p>澳博控股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9.88" calcext:value-type="float">
            <text:p>9.880</text:p>
          </table:table-cell>
          <table:table-cell office:value-type="string" calcext:value-type="string">
            <text:p>-</text:p>
          </table:table-cell>
          <table:table-cell office:value-type="float" office:value="561" calcext:value-type="float">
            <text:p>561.00</text:p>
          </table:table-cell>
          <table:table-cell table:style-name="ce133" table:formula="of:=IF([.E28]&gt;0;[.F28]/[.E28]-1.0014;([.F28]-[.E28]))" office:value-type="percentage" office:value="0.117512797281993" calcext:value-type="percentage">
            <text:p>11.75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195" calcext:value-type="percentage">
            <text:p>1.95%</text:p>
          </table:table-cell>
          <table:table-cell office:value-type="string" calcext:value-type="string">
            <text:p>中颖电子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37.345" calcext:value-type="float">
            <text:p>37.345</text:p>
          </table:table-cell>
          <table:table-cell table:style-name="ce83" office:value-type="float" office:value="43.75" calcext:value-type="float">
            <text:p>43.750</text:p>
          </table:table-cell>
          <table:table-cell office:value-type="float" office:value="59.02" calcext:value-type="float">
            <text:p>59.02</text:p>
          </table:table-cell>
          <table:table-cell office:value-type="float" office:value="123.7" calcext:value-type="float">
            <text:p>123.70</text:p>
          </table:table-cell>
          <table:table-cell table:style-name="ce134" table:formula="of:=IF([.E29]&gt;0;[.F29]/[.E29]-1.0014;([.F29]-[.E29]))" office:value-type="percentage" office:value="0.170108903467666" calcext:value-type="percentage">
            <text:p>17.01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46.68125" calcext:value-type="float">
            <text:p>46.681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76" calcext:value-type="percentage">
            <text:p>0.76%</text:p>
          </table:table-cell>
          <table:table-cell office:value-type="string" calcext:value-type="string">
            <text:p>中国建筑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98" calcext:value-type="float">
            <text:p>4.980</text:p>
          </table:table-cell>
          <table:table-cell office:value-type="float" office:value="4.86" calcext:value-type="float">
            <text:p>4.86</text:p>
          </table:table-cell>
          <table:table-cell office:value-type="float" office:value="2089" calcext:value-type="float">
            <text:p>2089.00</text:p>
          </table:table-cell>
          <table:table-cell table:style-name="ce135" table:formula="of:=IF([.E30]&gt;0;[.F30]/[.E30]-1.0014;([.F30]-[.E30]))" office:value-type="percentage" office:value="-0.0317738317757009" calcext:value-type="percentage">
            <text:p>-3.18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1" calcext:value-type="percentage">
            <text:p>0.41%</text:p>
          </table:table-cell>
          <table:table-cell office:value-type="string" calcext:value-type="string">
            <text:p>西宁特钢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1" calcext:value-type="float">
            <text:p>3.410</text:p>
          </table:table-cell>
          <table:table-cell table:style-name="ce112" office:value-type="float" office:value="191.45" calcext:value-type="float">
            <text:p>191.45</text:p>
          </table:table-cell>
          <table:table-cell office:value-type="float" office:value="35.63" calcext:value-type="float">
            <text:p>35.63</text:p>
          </table:table-cell>
          <table:table-cell table:formula="of:=IF([.E31]&gt;0;[.F31]/[.E31]-1.0014;([.F31]-[.E31]))" office:value-type="percentage" office:value="-0.410616909216909" calcext:value-type="percentage">
            <text:p>-41.0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7.215" calcext:value-type="float">
            <text:p>7.215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3">
            <text:p>港股抄作业</text:p>
          </table:table-cell>
          <table:table-cell office:value-type="percentage" office:value="0.1689" calcext:value-type="percentage" table:number-columns-spanned="1" table:number-rows-spanned="13">
            <text:p>16.89%</text:p>
          </table:table-cell>
          <table:table-cell office:value-type="string" calcext:value-type="string">
            <text:p>周生生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9.274" calcext:value-type="float">
            <text:p>9.274</text:p>
          </table:table-cell>
          <table:table-cell office:value-type="float" office:value="10.3" calcext:value-type="float">
            <text:p>10.300</text:p>
          </table:table-cell>
          <table:table-cell table:style-name="ce112" office:value-type="float" office:value="29.08" calcext:value-type="float">
            <text:p>29.08</text:p>
          </table:table-cell>
          <table:table-cell office:value-type="float" office:value="69.78" calcext:value-type="float">
            <text:p>69.78</text:p>
          </table:table-cell>
          <table:table-cell table:formula="of:=IF([.E32]&gt;0;[.F32]/[.E32]-1.0014;([.F32]-[.E32]))" office:value-type="percentage" office:value="0.109231874056502" calcext:value-type="percentage">
            <text:p>10.9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.5925" calcext:value-type="float">
            <text:p>11.59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3" calcext:value-type="percentage">
            <text:p>1.30%</text:p>
          </table:table-cell>
          <table:table-cell table:number-columns-repeated="2" office:value-type="float" office:value="9.91" calcext:value-type="float">
            <text:p>9.910</text:p>
          </table:table-cell>
          <table:table-cell table:style-name="ce112" office:value-type="float" office:value="9.79" calcext:value-type="float">
            <text:p>9.79</text:p>
          </table:table-cell>
          <table:table-cell office:value-type="float" office:value="4424.6" calcext:value-type="float">
            <text:p>4424.60</text:p>
          </table:table-cell>
          <table:table-cell table:style-name="ce159" table:formula="of:=IF([.E33]&gt;0;[.F33]/[.E33]-1.0014;([.F33]-[.E33]))" office:value-type="percentage" office:value="-0.00140000000000007" calcext:value-type="percentage">
            <text:p>-0.14%</text:p>
          </table:table-cell>
          <table:table-cell table:style-name="ce237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2.3875" calcext:value-type="float">
            <text:p>12.388</text:p>
          </table:table-cell>
          <table:table-cell table:style-name="ce295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53.9" calcext:value-type="float">
            <text:p>53.900</text:p>
          </table:table-cell>
          <table:table-cell office:value-type="float" office:value="53.75" calcext:value-type="float">
            <text:p>53.750</text:p>
          </table:table-cell>
          <table:table-cell table:style-name="ce112" office:value-type="float" office:value="9.44" calcext:value-type="float">
            <text:p>9.44</text:p>
          </table:table-cell>
          <table:table-cell office:value-type="float" office:value="11000" calcext:value-type="float">
            <text:p>11000.00</text:p>
          </table:table-cell>
          <table:table-cell table:style-name="ce160" table:formula="of:=IF([.E34]&gt;0;[.F34]/[.E34]-1.0014;([.F34]-[.E34]))" office:value-type="percentage" office:value="-0.00418293135435999" calcext:value-type="percentage">
            <text:p>-0.42%</text:p>
          </table:table-cell>
          <table:table-cell table:style-name="ce238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7.375" calcext:value-type="float">
            <text:p>67.375</text:p>
          </table:table-cell>
          <table:table-cell table:style-name="ce296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85" calcext:value-type="float">
            <text:p>26.850</text:p>
          </table:table-cell>
          <table:table-cell table:style-name="ce112" office:value-type="float" office:value="4.93" calcext:value-type="float">
            <text:p>4.93</text:p>
          </table:table-cell>
          <table:table-cell office:value-type="float" office:value="338.9" calcext:value-type="float">
            <text:p>338.90</text:p>
          </table:table-cell>
          <table:table-cell table:formula="of:=IF([.E35]&gt;0;[.F35]/[.E35]-1.0014;([.F35]-[.E35]))" office:value-type="percentage" office:value="0.0435503794512551" calcext:value-type="percentage">
            <text:p>4.3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11875" calcext:value-type="float">
            <text:p>32.11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惠理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4.677" calcext:value-type="float">
            <text:p>4.677</text:p>
          </table:table-cell>
          <table:table-cell table:style-name="ce72" office:value-type="float" office:value="5.84" calcext:value-type="float">
            <text:p>5.84</text:p>
          </table:table-cell>
          <table:table-cell table:style-name="ce112" office:value-type="float" office:value="27.92" calcext:value-type="float">
            <text:p>27.92</text:p>
          </table:table-cell>
          <table:table-cell office:value-type="float" office:value="108.3" calcext:value-type="float">
            <text:p>108.30</text:p>
          </table:table-cell>
          <table:table-cell table:formula="of:=IF([.E36]&gt;0;[.F36]/[.E36]-1.0014;([.F36]-[.E36]))" office:value-type="percentage" office:value="0.247263673294847" calcext:value-type="percentage">
            <text:p>24.7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84625" calcext:value-type="float">
            <text:p>5.846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table:style-name="ce310" office:value-type="float" office:value="5.379" calcext:value-type="float">
            <text:p>5.3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2.914" calcext:value-type="float">
            <text:p>2.914</text:p>
          </table:table-cell>
          <table:table-cell office:value-type="float" office:value="2.63" calcext:value-type="float">
            <text:p>2.630</text:p>
          </table:table-cell>
          <table:table-cell table:style-name="ce112" office:value-type="float" office:value="7.77" calcext:value-type="float">
            <text:p>7.77</text:p>
          </table:table-cell>
          <table:table-cell office:value-type="float" office:value="412.9" calcext:value-type="float">
            <text:p>412.90</text:p>
          </table:table-cell>
          <table:table-cell table:formula="of:=IF([.E37]&gt;0;[.F37]/[.E37]-1.0014;([.F37]-[.E37]))" office:value-type="percentage" office:value="-0.0988605353466028" calcext:value-type="percentage">
            <text:p>-9.89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6425" calcext:value-type="float">
            <text:p>3.64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4" calcext:value-type="float">
            <text:p>2.940</text:p>
          </table:table-cell>
          <table:table-cell table:style-name="ce112" office:value-type="float" office:value="6.26" calcext:value-type="float">
            <text:p>6.26</text:p>
          </table:table-cell>
          <table:table-cell office:value-type="float" office:value="73.09" calcext:value-type="float">
            <text:p>73.09</text:p>
          </table:table-cell>
          <table:table-cell table:formula="of:=IF([.E38]&gt;0;[.F38]/[.E38]-1.0014;([.F38]-[.E38]))" office:value-type="percentage" office:value="0.0226334378265411" calcext:value-type="percentage">
            <text:p>2.2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.58875" calcext:value-type="float">
            <text:p>3.589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92" calcext:value-type="float">
            <text:p>14.920</text:p>
          </table:table-cell>
          <table:table-cell table:style-name="ce112" office:value-type="float" office:value="6.77" calcext:value-type="float">
            <text:p>6.77</text:p>
          </table:table-cell>
          <table:table-cell office:value-type="float" office:value="2967.5" calcext:value-type="float">
            <text:p>2967.50</text:p>
          </table:table-cell>
          <table:table-cell table:formula="of:=IF([.E39]&gt;0;[.F39]/[.E39]-1.0014;([.F39]-[.E39]))" office:value-type="percentage" office:value="0.0112238631736119" calcext:value-type="percentage">
            <text:p>1.12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8.4175" calcext:value-type="float">
            <text:p>18.418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7.407" calcext:value-type="float">
            <text:p>7.407</text:p>
          </table:table-cell>
          <table:table-cell office:value-type="float" office:value="8.05" calcext:value-type="float">
            <text:p>8.050</text:p>
          </table:table-cell>
          <table:table-cell table:style-name="ce112" office:value-type="float" office:value="32.19" calcext:value-type="float">
            <text:p>32.19</text:p>
          </table:table-cell>
          <table:table-cell office:value-type="float" office:value="186.8" calcext:value-type="float">
            <text:p>186.80</text:p>
          </table:table-cell>
          <table:table-cell table:formula="of:=IF([.E40]&gt;0;[.F40]/[.E40]-1.0014;([.F40]-[.E40]))" office:value-type="percentage" office:value="0.0854097745375997" calcext:value-type="percentage">
            <text:p>8.54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9.25875" calcext:value-type="float">
            <text:p>9.259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9.385" calcext:value-type="float">
            <text:p>9.385</text:p>
          </table:table-cell>
          <table:table-cell office:value-type="float" office:value="8.74" calcext:value-type="float">
            <text:p>8.740</text:p>
          </table:table-cell>
          <table:table-cell table:style-name="ce112" office:value-type="float" office:value="4.47" calcext:value-type="float">
            <text:p>4.47</text:p>
          </table:table-cell>
          <table:table-cell office:value-type="float" office:value="76.91" calcext:value-type="float">
            <text:p>76.91</text:p>
          </table:table-cell>
          <table:table-cell table:formula="of:=IF([.E41]&gt;0;[.F41]/[.E41]-1.0014;([.F41]-[.E41]))" office:value-type="percentage" office:value="-0.0701266915290357" calcext:value-type="percentage">
            <text:p>-7.01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73125" calcext:value-type="float">
            <text:p>11.731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3.02" calcext:value-type="float">
            <text:p>3.020</text:p>
          </table:table-cell>
          <table:table-cell office:value-type="float" office:value="5.43" calcext:value-type="float">
            <text:p>5.430</text:p>
          </table:table-cell>
          <table:table-cell table:style-name="ce112" office:value-type="float" office:value="5.5" calcext:value-type="float">
            <text:p>5.50</text:p>
          </table:table-cell>
          <table:table-cell office:value-type="float" office:value="211.9" calcext:value-type="float">
            <text:p>211.90</text:p>
          </table:table-cell>
          <table:table-cell table:formula="of:=IF([.E42]&gt;0;[.F42]/[.E42]-1.0014;([.F42]-[.E42]))" office:value-type="percentage" office:value="0.796613245033112" calcext:value-type="percentage">
            <text:p>79.66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.8984375" calcext:value-type="float">
            <text:p>5.898</text:p>
          </table:table-cell>
          <table:table-cell table:formula="of:=IF([.F42]&lt;[.E42]*1.25; 0; [.J42]/1.25*0.92)" office:value-type="float" office:value="4.34125" calcext:value-type="float">
            <text:p>4.341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3.292" calcext:value-type="float">
            <text:p>3.292</text:p>
          </table:table-cell>
          <table:table-cell office:value-type="float" office:value="3.88" calcext:value-type="float">
            <text:p>3.880</text:p>
          </table:table-cell>
          <table:table-cell table:style-name="ce112" office:value-type="float" office:value="9.55" calcext:value-type="float">
            <text:p>9.55</text:p>
          </table:table-cell>
          <table:table-cell office:value-type="float" office:value="1113.5" calcext:value-type="float">
            <text:p>1113.50</text:p>
          </table:table-cell>
          <table:table-cell table:formula="of:=IF([.E43]&gt;0;[.F43]/[.E43]-1.0014;([.F43]-[.E43]))" office:value-type="percentage" office:value="0.17721482381531" calcext:value-type="percentage">
            <text:p>17.72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4.115" calcext:value-type="float">
            <text:p>4.11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64" calcext:value-type="float">
            <text:p>10.640</text:p>
          </table:table-cell>
          <table:table-cell table:style-name="ce112" office:value-type="float" office:value="20.54" calcext:value-type="float">
            <text:p>20.54</text:p>
          </table:table-cell>
          <table:table-cell office:value-type="float" office:value="265.4" calcext:value-type="float">
            <text:p>265.40</text:p>
          </table:table-cell>
          <table:table-cell table:formula="of:=IF([.E44]&gt;0;[.F44]/[.E44]-1.0014;([.F44]-[.E44]))" office:value-type="percentage" office:value="-0.102751351351351" calcext:value-type="percentage">
            <text:p>-10.28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4.8" calcext:value-type="float">
            <text:p>14.800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882" calcext:value-type="float" table:number-columns-spanned="5" table:number-rows-spanned="1">
            <text:p>1.88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0.0187" calcext:value-type="percentage" table:number-columns-spanned="5" table:number-rows-spanned="1">
            <text:p>1.87%</text:p>
          </table:table-cell>
          <table:covered-table-cell table:number-columns-repeated="4" table:style-name="Default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306" calcext:value-type="percentage" table:number-columns-spanned="1" table:number-rows-spanned="2">
            <text:p>3.0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79" calcext:value-type="percentage">
            <text:p>1.79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80" office:value-type="float" office:value="106.05" calcext:value-type="float">
            <text:p>106.0500</text:p>
          </table:table-cell>
          <table:table-cell table:style-name="ce112" office:value-type="float" office:value="37.34" calcext:value-type="float">
            <text:p>37.34</text:p>
          </table:table-cell>
          <table:table-cell office:value-type="float" office:value="1660.2" calcext:value-type="float">
            <text:p>1660.20</text:p>
          </table:table-cell>
          <table:table-cell table:style-name="ce141" table:formula="of:=IF([.E48]&gt;0;[.F48]/[.E48]-1.0014;([.F48]-[.E48]))" office:value-type="percentage" office:value="1.64356820052376" calcext:value-type="percentage">
            <text:p>164.36%</text:p>
          </table:table-cell>
          <table:table-cell table:style-name="ce20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22.360229492188" calcext:value-type="float">
            <text:p>122.360</text:p>
          </table:table-cell>
          <table:table-cell table:style-name="ce272" table:formula="of:=IF([.F48]&lt;[.E48]*1.25; 0; [.J48]/1.25*0.92)" office:value-type="float" office:value="90.05712890625" calcext:value-type="float">
            <text:p>90.057</text:p>
          </table:table-cell>
          <table:table-cell table:style-name="ce305" office:value-type="float" office:value="90.057" calcext:value-type="float">
            <text:p>90.057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2" calcext:value-type="percentage">
            <text:p>1.20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1" office:value-type="float" office:value="263.5" calcext:value-type="float">
            <text:p>263.5000</text:p>
          </table:table-cell>
          <table:table-cell office:value-type="float" office:value="28.94" calcext:value-type="float">
            <text:p>28.94</text:p>
          </table:table-cell>
          <table:table-cell office:value-type="float" office:value="7131.79" calcext:value-type="float">
            <text:p>7131.79</text:p>
          </table:table-cell>
          <table:table-cell table:style-name="ce143" table:formula="of:=IF([.E49]&gt;0;[.F49]/[.E49]-1.0014;([.F49]-[.E49]))" office:value-type="percentage" office:value="0.505734436963744" calcext:value-type="percentage">
            <text:p>50.57%</text:p>
          </table:table-cell>
          <table:table-cell table:style-name="ce202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273.17984375" calcext:value-type="float">
            <text:p>273.180</text:p>
          </table:table-cell>
          <table:table-cell table:style-name="ce273" table:formula="of:=IF([.F49]&lt;[.E49]*1.25; 0; [.J49]/1.25*0.92)" office:value-type="float" office:value="201.060365" calcext:value-type="float">
            <text:p>201.060</text:p>
          </table:table-cell>
          <table:table-cell table:style-name="ce30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4" calcext:value-type="percentage">
            <text:p>2.7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5" calcext:value-type="percentage">
            <text:p>2.50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7" office:value-type="float" office:value="6.04" calcext:value-type="float">
            <text:p>6.0400</text:p>
          </table:table-cell>
          <table:table-cell table:style-name="ce112" office:value-type="float" office:value="8.13" calcext:value-type="float">
            <text:p>8.13</text:p>
          </table:table-cell>
          <table:table-cell office:value-type="float" office:value="323.9" calcext:value-type="float">
            <text:p>323.90</text:p>
          </table:table-cell>
          <table:table-cell table:style-name="ce146" table:formula="of:=IF([.E50]&gt;0;[.F50]/[.E50]-1.0014;([.F50]-[.E50]))" office:value-type="percentage" office:value="0.161928197226502" calcext:value-type="percentage">
            <text:p>16.19%</text:p>
          </table:table-cell>
          <table:table-cell table:style-name="ce203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6.49" calcext:value-type="float">
            <text:p>6.490</text:p>
          </table:table-cell>
          <table:table-cell table:style-name="ce274" table:formula="of:=IF([.F50]&lt;[.E50]*1.25; 0; [.J50]/1.25*0.92)" office:value-type="float" office:value="0" calcext:value-type="float">
            <text:p>0.000</text:p>
          </table:table-cell>
          <table:table-cell table:style-name="ce30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67" calcext:value-type="percentage">
            <text:p>2.67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293" calcext:value-type="percentage">
            <text:p>2.93%</text:p>
          </table:table-cell>
          <table:table-cell table:style-name="ce39" office:value-type="float" office:value="1.5509" calcext:value-type="float">
            <text:p>1.5509</text:p>
          </table:table-cell>
          <table:table-cell table:style-name="ce86" office:value-type="float" office:value="2.69" calcext:value-type="float">
            <text:p>2.69</text:p>
          </table:table-cell>
          <table:table-cell office:value-type="float" office:value="4.61" calcext:value-type="float">
            <text:p>4.61</text:p>
          </table:table-cell>
          <table:table-cell office:value-type="float" office:value="22.04" calcext:value-type="float">
            <text:p>22.04</text:p>
          </table:table-cell>
          <table:table-cell table:style-name="ce147" table:formula="of:=IF([.E51]&gt;0;[.F51]/[.E51]-1.0014;([.F51]-[.E51]))" office:value-type="percentage" office:value="0.73307675543233" calcext:value-type="percentage">
            <text:p>73.31%</text:p>
          </table:table-cell>
          <table:table-cell table:style-name="ce204" table:formula="of:=IF([.E51]&gt;0; IF([.E51]*1.25 &gt; [.F51];[.E51]*1.25; IF([.E51]*1.25^2 &gt; [.F51];[.E51]*1.25^2; IF([.E51]*1.25^3 &gt; [.F51];[.E51]*1.25^3; IF([.E51]*1.25^4 &gt; [.F51];[.E51]*1.25^4; IF([.E51]*1.25^5 &gt; [.F51];[.E51]*1.25^5; IF([.E51]*1.25^6 &gt; [.F51];[.E51]*1.25^6; IF([.E51]*1.25^7 &gt; [.F51]; [.E51]*1.25^7; IF([.E51]*1.25^8 &gt; [.F51]; [.E51]*1.25^8; IF([.E51]*1.25^9 &gt; [.F51]; [.E51]*1.25^9; [.E51]*1.25^10)))))))));IF(1.25 &gt; [.F51]-[.E51];1.25; IF(1.25^2 &gt; [.F51]-[.E51];1.25^2; IF(1.25^3 &gt; [.F51]-[.E51];1.25^3; IF(1.25^4 &gt; [.F51]-[.E51];1.25^4; IF(1.25^5 &gt; [.F51]-[.E51];1.25^5; IF(1.25^6 &gt; [.F51]-[.E51];1.25^6; IF(1.25^7 &gt; [.F51]-[.E51]; 1.25^7; IF(1.25^8 &gt; [.F51]-[.E51]; 1.25^8; IF(1.25^9 &gt; [.F51]-[.E51]; 1.25^9; IF(1.25^10 &gt; [.F51]-[.E51]; 1.25^10; IF(1.25^11 &gt; [.F51]-[.E51]; 1.25^11; IF(1.25^12 &gt; [.F51]-[.E51]; 1.25^12; IF(1.25^13 &gt; [.F51]-[.E51]; 1.25^13; IF(1.25^14 &gt; [.F51]-[.E51]; 1.25^14; IF(1.25^15 &gt; [.F51]-[.E51]; 1.25^15; IF(1.25^16 &gt; [.F51]-[.E51]; 1.25^16; IF(1.25^17 &gt; [.F51]-[.E51]; 1.25^17; IF(1.25^18 &gt; [.F51]-[.E51]; 1.25^18; IF(1.25^19 &gt; [.F51]-[.E51]; 1.25^19; 1.25^20))))))))))))))))))))" office:value-type="float" office:value="3.0291015625" calcext:value-type="float">
            <text:p>3.029</text:p>
          </table:table-cell>
          <table:table-cell table:style-name="ce280" table:formula="of:=IF([.F51]&lt;[.E51]*1.25; 0; [.J51]/1.25*0.92)" office:value-type="float" office:value="2.22941875" calcext:value-type="float">
            <text:p>2.229</text:p>
          </table:table-cell>
          <table:table-cell table:style-name="ce314" office:value-type="float" office:value="2.229" calcext:value-type="float">
            <text:p>2.229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09" calcext:value-type="percentage">
            <text:p>3.0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86" calcext:value-type="percentage">
            <text:p>2.86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8" office:value-type="float" office:value="119.21" calcext:value-type="float">
            <text:p>119.2100</text:p>
          </table:table-cell>
          <table:table-cell office:value-type="float" office:value="27.86" calcext:value-type="float">
            <text:p>27.86</text:p>
          </table:table-cell>
          <table:table-cell office:value-type="float" office:value="600.3" calcext:value-type="float">
            <text:p>600.30</text:p>
          </table:table-cell>
          <table:table-cell table:style-name="ce148" table:formula="of:=IF([.E52]&gt;0;[.F52]/[.E52]-1.0014;([.F52]-[.E52]))" office:value-type="percentage" office:value="0.356391268494368" calcext:value-type="percentage">
            <text:p>35.64%</text:p>
          </table:table-cell>
          <table:table-cell table:style-name="ce205" table:formula="of:=IF([.E52]&gt;0; IF([.E52]*1.25 &gt; [.F52];[.E52]*1.25; IF([.E52]*1.25^2 &gt; [.F52];[.E52]*1.25^2; IF([.E52]*1.25^3 &gt; [.F52];[.E52]*1.25^3; IF([.E52]*1.25^4 &gt; [.F52];[.E52]*1.25^4; IF([.E52]*1.25^5 &gt; [.F52];[.E52]*1.25^5; IF([.E52]*1.25^6 &gt; [.F52];[.E52]*1.25^6; IF([.E52]*1.25^7 &gt; [.F52]; [.E52]*1.25^7; IF([.E52]*1.25^8 &gt; [.F52]; [.E52]*1.25^8; IF([.E52]*1.25^9 &gt; [.F52]; [.E52]*1.25^9; [.E52]*1.25^10)))))))));IF(1.25 &gt; [.F52]-[.E52];1.25; IF(1.25^2 &gt; [.F52]-[.E52];1.25^2; IF(1.25^3 &gt; [.F52]-[.E52];1.25^3; IF(1.25^4 &gt; [.F52]-[.E52];1.25^4; IF(1.25^5 &gt; [.F52]-[.E52];1.25^5; IF(1.25^6 &gt; [.F52]-[.E52];1.25^6; IF(1.25^7 &gt; [.F52]-[.E52]; 1.25^7; IF(1.25^8 &gt; [.F52]-[.E52]; 1.25^8; IF(1.25^9 &gt; [.F52]-[.E52]; 1.25^9; IF(1.25^10 &gt; [.F52]-[.E52]; 1.25^10; IF(1.25^11 &gt; [.F52]-[.E52]; 1.25^11; IF(1.25^12 &gt; [.F52]-[.E52]; 1.25^12; IF(1.25^13 &gt; [.F52]-[.E52]; 1.25^13; IF(1.25^14 &gt; [.F52]-[.E52]; 1.25^14; IF(1.25^15 &gt; [.F52]-[.E52]; 1.25^15; IF(1.25^16 &gt; [.F52]-[.E52]; 1.25^16; IF(1.25^17 &gt; [.F52]-[.E52]; 1.25^17; IF(1.25^18 &gt; [.F52]-[.E52]; 1.25^18; IF(1.25^19 &gt; [.F52]-[.E52]; 1.25^19; 1.25^20))))))))))))))))))))" office:value-type="float" office:value="137.1828125" calcext:value-type="float">
            <text:p>137.183</text:p>
          </table:table-cell>
          <table:table-cell table:style-name="ce281" table:formula="of:=IF([.F52]&lt;[.E52]*1.25; 0; [.J52]/1.25*0.92)" office:value-type="float" office:value="100.96655" calcext:value-type="float">
            <text:p>100.967</text:p>
          </table:table-cell>
          <table:table-cell table:style-name="ce30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19" calcext:value-type="percentage">
            <text:p>1.19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101" calcext:value-type="percentage">
            <text:p>1.01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9" office:value-type="float" office:value="18.15" calcext:value-type="float">
            <text:p>18.1500</text:p>
          </table:table-cell>
          <table:table-cell office:value-type="float" office:value="9.77" calcext:value-type="float">
            <text:p>9.77</text:p>
          </table:table-cell>
          <table:table-cell office:value-type="float" office:value="37.92" calcext:value-type="float">
            <text:p>37.92</text:p>
          </table:table-cell>
          <table:table-cell table:style-name="ce149" table:formula="of:=IF([.E53]&gt;0;[.F53]/[.E53]-1.0014;([.F53]-[.E53]))" office:value-type="percentage" office:value="-0.185427621676542" calcext:value-type="percentage">
            <text:p>-18.54%</text:p>
          </table:table-cell>
          <table:table-cell table:style-name="ce206" table:formula="of:=IF([.E53]&gt;0; IF([.E53]*1.25 &gt; [.F53];[.E53]*1.25; IF([.E53]*1.25^2 &gt; [.F53];[.E53]*1.25^2; IF([.E53]*1.25^3 &gt; [.F53];[.E53]*1.25^3; IF([.E53]*1.25^4 &gt; [.F53];[.E53]*1.25^4; IF([.E53]*1.25^5 &gt; [.F53];[.E53]*1.25^5; IF([.E53]*1.25^6 &gt; [.F53];[.E53]*1.25^6; IF([.E53]*1.25^7 &gt; [.F53]; [.E53]*1.25^7; IF([.E53]*1.25^8 &gt; [.F53]; [.E53]*1.25^8; IF([.E53]*1.25^9 &gt; [.F53]; [.E53]*1.25^9; [.E53]*1.25^10)))))))));IF(1.25 &gt; [.F53]-[.E53];1.25; IF(1.25^2 &gt; [.F53]-[.E53];1.25^2; IF(1.25^3 &gt; [.F53]-[.E53];1.25^3; IF(1.25^4 &gt; [.F53]-[.E53];1.25^4; IF(1.25^5 &gt; [.F53]-[.E53];1.25^5; IF(1.25^6 &gt; [.F53]-[.E53];1.25^6; IF(1.25^7 &gt; [.F53]-[.E53]; 1.25^7; IF(1.25^8 &gt; [.F53]-[.E53]; 1.25^8; IF(1.25^9 &gt; [.F53]-[.E53]; 1.25^9; IF(1.25^10 &gt; [.F53]-[.E53]; 1.25^10; IF(1.25^11 &gt; [.F53]-[.E53]; 1.25^11; IF(1.25^12 &gt; [.F53]-[.E53]; 1.25^12; IF(1.25^13 &gt; [.F53]-[.E53]; 1.25^13; IF(1.25^14 &gt; [.F53]-[.E53]; 1.25^14; IF(1.25^15 &gt; [.F53]-[.E53]; 1.25^15; IF(1.25^16 &gt; [.F53]-[.E53]; 1.25^16; IF(1.25^17 &gt; [.F53]-[.E53]; 1.25^17; IF(1.25^18 &gt; [.F53]-[.E53]; 1.25^18; IF(1.25^19 &gt; [.F53]-[.E53]; 1.25^19; 1.25^20))))))))))))))))))))" office:value-type="float" office:value="27.80425" calcext:value-type="float">
            <text:p>27.804</text:p>
          </table:table-cell>
          <table:table-cell table:style-name="ce282" table:formula="of:=IF([.F53]&lt;[.E53]*1.25; 0; [.J53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6]" office:value-type="float" office:value="403030.658429" calcext:value-type="float">
            <text:p>403030.6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9:Sheet1.J49">
            <calcext:condition calcext:apply-style-name="Good" calcext:value="&gt;#REF!*1.25" calcext:base-cell-address="Sheet1.J4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I51:Sheet1.I51">
            <calcext:condition calcext:apply-style-name="Good" calcext:value="&lt;0" calcext:base-cell-address="Sheet1.I51"/>
            <calcext:condition calcext:apply-style-name="Bad" calcext:value="&gt;=0" calcext:base-cell-address="Sheet1.I51"/>
          </calcext:conditional-format>
          <calcext:conditional-format calcext:target-range-address="Sheet1.J51:Sheet1.J51">
            <calcext:condition calcext:apply-style-name="Good" calcext:value="&gt;[.E51]*1.25" calcext:base-cell-address="Sheet1.J51"/>
          </calcext:conditional-format>
          <calcext:conditional-format calcext:target-range-address="Sheet1.K51:Sheet1.K51">
            <calcext:condition calcext:apply-style-name="Bad" calcext:value="&gt;0" calcext:base-cell-address="Sheet1.K51"/>
          </calcext:conditional-format>
          <calcext:conditional-format calcext:target-range-address="Sheet1.L53:Sheet1.L53 Sheet1.L51:Sheet1.L51">
            <calcext:condition calcext:apply-style-name="Bad" calcext:value="&gt;0" calcext:base-cell-address="Sheet1.L51"/>
          </calcext:conditional-format>
          <calcext:conditional-format calcext:target-range-address="Sheet1.I50:Sheet1.I50">
            <calcext:condition calcext:apply-style-name="Good" calcext:value="&lt;0" calcext:base-cell-address="Sheet1.I50"/>
            <calcext:condition calcext:apply-style-name="Bad" calcext:value="&gt;=0" calcext:base-cell-address="Sheet1.I50"/>
          </calcext:conditional-format>
          <calcext:conditional-format calcext:target-range-address="Sheet1.J50:Sheet1.J50">
            <calcext:condition calcext:apply-style-name="Good" calcext:value="&gt;[.E50]*1.25" calcext:base-cell-address="Sheet1.J50"/>
          </calcext:conditional-format>
          <calcext:conditional-format calcext:target-range-address="Sheet1.K50:Sheet1.K50">
            <calcext:condition calcext:apply-style-name="Bad" calcext:value="&gt;0" calcext:base-cell-address="Sheet1.K50"/>
          </calcext:conditional-format>
          <calcext:conditional-format calcext:target-range-address="Sheet1.L50:Sheet1.L50">
            <calcext:condition calcext:apply-style-name="Bad" calcext:value="&gt;0" calcext:base-cell-address="Sheet1.L5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I35:Sheet1.I44 Sheet1.I31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5:Sheet1.K44 Sheet1.K31:Sheet1.K32">
            <calcext:condition calcext:apply-style-name="Bad" calcext:value="&gt;0" calcext:base-cell-address="Sheet1.K31"/>
          </calcext:conditional-format>
          <calcext:conditional-format calcext:target-range-address="Sheet1.J35:Sheet1.J44 Sheet1.J31:Sheet1.J32">
            <calcext:condition calcext:apply-style-name="Good" calcext:value="&gt;[.E31]*1.25" calcext:base-cell-address="Sheet1.J3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3:Sheet1.L24 Sheet1.L18:Sheet1.L21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53:Sheet1.I53">
            <calcext:condition calcext:apply-style-name="Good" calcext:value="&lt;0" calcext:base-cell-address="Sheet1.I53"/>
            <calcext:condition calcext:apply-style-name="Bad" calcext:value="&gt;=0" calcext:base-cell-address="Sheet1.I53"/>
          </calcext:conditional-format>
          <calcext:conditional-format calcext:target-range-address="Sheet1.J53:Sheet1.J53">
            <calcext:condition calcext:apply-style-name="Good" calcext:value="&gt;[.E53]*1.25" calcext:base-cell-address="Sheet1.J53"/>
          </calcext:conditional-format>
          <calcext:conditional-format calcext:target-range-address="Sheet1.K53:Sheet1.K53">
            <calcext:condition calcext:apply-style-name="Bad" calcext:value="&gt;0" calcext:base-cell-address="Sheet1.K53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30">
            <calcext:condition calcext:apply-style-name="Good" calcext:value="&lt;[$Sheet1.$L$30]" calcext:base-cell-address="Sheet1.F30"/>
          </calcext:conditional-format>
          <calcext:conditional-format calcext:target-range-address="Sheet1.F37:Sheet1.F44 Sheet1.F31:Sheet1.F35">
            <calcext:condition calcext:apply-style-name="Good" calcext:value="&lt;[$Sheet1.$L$31]" calcext:base-cell-address="Sheet1.F31"/>
          </calcext:conditional-format>
          <calcext:conditional-format calcext:target-range-address="Sheet1.F48:Sheet1.F48">
            <calcext:condition calcext:apply-style-name="Accent" calcext:value="&lt;[$Sheet1.$L$48]" calcext:base-cell-address="Sheet1.F4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52:Sheet1.I52">
            <calcext:condition calcext:apply-style-name="Good" calcext:value="&lt;0" calcext:base-cell-address="Sheet1.I52"/>
            <calcext:condition calcext:apply-style-name="Bad" calcext:value="&gt;=0" calcext:base-cell-address="Sheet1.I52"/>
          </calcext:conditional-format>
          <calcext:conditional-format calcext:target-range-address="Sheet1.J52:Sheet1.J52">
            <calcext:condition calcext:apply-style-name="Good" calcext:value="&gt;[.E52]*1.25" calcext:base-cell-address="Sheet1.J52"/>
          </calcext:conditional-format>
          <calcext:conditional-format calcext:target-range-address="Sheet1.K52:Sheet1.K52">
            <calcext:condition calcext:apply-style-name="Bad" calcext:value="&gt;0" calcext:base-cell-address="Sheet1.K52"/>
          </calcext:conditional-format>
          <calcext:conditional-format calcext:target-range-address="Sheet1.L52:Sheet1.L52">
            <calcext:condition calcext:apply-style-name="Bad" calcext:value="&gt;0" calcext:base-cell-address="Sheet1.L5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21:Sheet1.F23">
            <calcext:condition calcext:apply-style-name="Good" calcext:value="&lt;[$Sheet1.$L$21]" calcext:base-cell-address="Sheet1.F21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F49:Sheet1.F49">
            <calcext:condition calcext:apply-style-name="Good" calcext:value="&lt;[$Sheet1.$L$49]" calcext:base-cell-address="Sheet1.F4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52:Sheet1.F52">
            <calcext:condition calcext:apply-style-name="Accent" calcext:value="&lt;[$Sheet1.$L$51]" calcext:base-cell-address="Sheet1.F52"/>
          </calcext:conditional-format>
          <calcext:conditional-format calcext:target-range-address="Sheet1.F53:Sheet1.F53">
            <calcext:condition calcext:apply-style-name="Accent" calcext:value="&lt;[$Sheet1.$L$53]" calcext:base-cell-address="Sheet1.F53"/>
          </calcext:conditional-format>
          <calcext:conditional-format calcext:target-range-address="Sheet1.F50:Sheet1.F50">
            <calcext:condition calcext:apply-style-name="Good" calcext:value="&lt;[$Sheet1.$L$50]" calcext:base-cell-address="Sheet1.F50"/>
          </calcext:conditional-format>
          <calcext:conditional-format calcext:target-range-address="Sheet1.L32:Sheet1.L44">
            <calcext:condition calcext:apply-style-name="Bad" calcext:value="&gt;0" calcext:base-cell-address="Sheet1.L3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51:Sheet1.L51">
            <calcext:condition calcext:apply-style-name="Good" calcext:value="&lt;[$Sheet1.$L$51]" calcext:base-cell-address="Sheet1.L51"/>
          </calcext:conditional-format>
          <calcext:conditional-format calcext:target-range-address="Sheet1.F51:Sheet1.F51">
            <calcext:condition calcext:apply-style-name="Good" calcext:value="&lt;[$Sheet1.$L$51]" calcext:base-cell-address="Sheet1.F51"/>
          </calcext:conditional-format>
          <calcext:conditional-format calcext:target-range-address="Sheet1.L36:Sheet1.L36">
            <calcext:condition calcext:apply-style-name="Good" calcext:value="&lt;[$Sheet1.$L$36]" calcext:base-cell-address="Sheet1.L36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F8:Sheet1.F8">
            <calcext:condition calcext:apply-style-name="Good" calcext:value="&lt;[$Sheet1.$L$6]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09:16:05.060063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2-21T10:23:15.389447563</dc:date>
    <meta:editing-duration>P2DT13H45M38S</meta:editing-duration>
    <meta:editing-cycles>432</meta:editing-cycles>
    <meta:generator>LibreOffice/6.0.7.3$Linux_X86_64 LibreOffice_project/00m0$Build-3</meta:generator>
    <meta:document-statistic meta:table-count="1" meta:cell-count="577" meta:object-count="0"/>
  </office:meta>
</office:document-meta>
</file>